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orphans="2" fo:widows="2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T1" style:family="text">
      <style:text-properties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&lt;!DOCTYPE web-app PUBLIC</text:p>
      <text:p text:style-name="P2"><text:s/><text:span text:style-name="T1">"-//Sun Microsystems, Inc.//DTD Web Application 2.3//EN"</text:span></text:p>
      <text:p text:style-name="P2"><text:s/><text:span text:style-name="T1">"http://java.sun.com/dtd/web-app_2_3.dtd" &gt;</text:span></text:p>
      <text:p text:style-name="P3"/>
      <text:p text:style-name="P1">&lt;web-app&gt;</text:p>
      <text:p text:style-name="P2"><text:s text:c="2"/><text:span text:style-name="T1">&lt;display-name&gt;Archetype Created Web Application&lt;/display-name&gt;</text:span></text:p>
      <text:p text:style-name="P5">&lt;/web-app&gt;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9T23:06:11.815000000</meta:creation-date>
    <dc:date>2021-11-09T23:06:26.658000000</dc:date>
    <meta:editing-duration>PT15S</meta:editing-duration>
    <meta:editing-cycles>1</meta:editing-cycles>
    <meta:document-statistic meta:table-count="0" meta:image-count="0" meta:object-count="0" meta:page-count="1" meta:paragraph-count="6" meta:word-count="17" meta:character-count="208" meta:non-whitespace-character-count="193"/>
    <meta:generator>LibreOffice/7.1.6.2$Windows_X86_64 LibreOffice_project/0e133318fcee89abacd6a7d077e292f1145735c3</meta:generator>
  </office:meta>
</office:document-meta>
</file>